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vertical-align="middle"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style:vertical-align="middle" style:writing-mode="page"/>
    </style:style>
    <style:style style:name="P1" style:family="paragraph" style:parent-style-name="Heading">
      <style:paragraph-properties fo:line-height="115%"/>
      <style:text-properties style:font-name="DejaVu Serif" fo:font-size="22pt" fo:language="en" fo:country="US" style:font-size-asian="22pt" style:font-size-complex="22pt"/>
    </style:style>
    <style:style style:name="P2" style:family="paragraph" style:parent-style-name="Heading">
      <style:paragraph-properties fo:line-height="115%"/>
      <style:text-properties style:font-name="DejaVu Serif" fo:language="en" fo:country="US"/>
    </style:style>
    <style:style style:name="P3" style:family="paragraph" style:parent-style-name="Default">
      <style:paragraph-properties fo:line-height="115%"/>
      <style:text-properties style:font-name="DejaVu Serif" fo:language="en" fo:country="US"/>
    </style:style>
    <style:style style:name="P4" style:family="paragraph" style:parent-style-name="Default">
      <style:paragraph-properties fo:line-height="115%"/>
      <style:text-properties style:font-name="DejaVu Serif" fo:language="en" fo:country="US" officeooo:paragraph-rsid="00176170"/>
    </style:style>
    <style:style style:name="P5" style:family="paragraph" style:parent-style-name="Subtitle">
      <style:paragraph-properties fo:line-height="115%"/>
      <style:text-properties style:font-name="DejaVu Serif" fo:language="en" fo:country="US" officeooo:paragraph-rsid="00176170"/>
    </style:style>
    <style:style style:name="P6" style:family="paragraph" style:parent-style-name="Default">
      <style:paragraph-properties fo:line-height="115%"/>
      <style:text-properties style:font-name="DejaVu Serif" fo:language="en" fo:country="US" officeooo:rsid="001645bd" officeooo:paragraph-rsid="001645bd"/>
    </style:style>
    <style:style style:name="P7" style:family="paragraph" style:parent-style-name="Default">
      <style:paragraph-properties fo:line-height="115%"/>
      <style:text-properties style:font-name="DejaVu Serif" fo:language="en" fo:country="US" officeooo:rsid="001645bd" officeooo:paragraph-rsid="00176170"/>
    </style:style>
    <style:style style:name="P8" style:family="paragraph" style:parent-style-name="Default">
      <style:paragraph-properties fo:line-height="115%"/>
      <style:text-properties style:font-name="DejaVu Serif" fo:language="en" fo:country="US" officeooo:rsid="00176170" officeooo:paragraph-rsid="00176170"/>
    </style:style>
    <style:style style:name="P9" style:family="paragraph" style:parent-style-name="Heading_20_1">
      <style:paragraph-properties fo:line-height="115%" fo:text-align="start" style:justify-single-word="false"/>
      <style:text-properties style:font-name="DejaVu Serif" fo:font-size="13pt" style:font-size-asian="13pt" style:font-size-complex="13pt"/>
    </style:style>
    <style:style style:name="P10" style:family="paragraph" style:parent-style-name="Subtitle">
      <style:paragraph-properties fo:line-height="115%"/>
      <style:text-properties style:font-name="DejaVu Serif"/>
    </style:style>
    <style:style style:name="P11" style:family="paragraph" style:parent-style-name="Subtitle">
      <style:paragraph-properties fo:line-height="115%"/>
      <style:text-properties style:font-name="DejaVu Serif" officeooo:paragraph-rsid="001645bd"/>
    </style:style>
    <style:style style:name="P12" style:family="paragraph" style:parent-style-name="CM19">
      <style:paragraph-properties fo:line-height="115%" fo:text-align="center" style:justify-single-word="false"/>
      <style:text-properties fo:color="#000000" loext:opacity="100%" style:font-name="DejaVu Serif" fo:font-size="17pt" fo:language="en" fo:country="US" officeooo:paragraph-rsid="00176170" style:font-size-asian="17pt" style:font-name-complex="Nimbus Rom No 9 L" style:font-size-complex="17pt"/>
    </style:style>
    <style:style style:name="P13" style:family="paragraph" style:parent-style-name="CM26">
      <style:paragraph-properties fo:line-height="115%" fo:text-align="justify" style:justify-single-word="false"/>
      <style:text-properties fo:color="#000000" loext:opacity="100%" style:font-name="DejaVu Serif" fo:font-size="10.5pt" fo:language="en" fo:country="US" style:font-name-asian="Nimbus Rom No 9 L" style:font-size-asian="10.5pt" style:font-name-complex="Nimbus Rom No 9 L" style:font-size-complex="10.5pt"/>
    </style:style>
    <style:style style:name="P14" style:family="paragraph" style:parent-style-name="Subtitle">
      <style:paragraph-properties fo:line-height="115%"/>
      <style:text-properties style:font-name="DejaVu Serif"/>
    </style:style>
    <style:style style:name="P15" style:family="paragraph" style:parent-style-name="Table_20_Contents">
      <style:paragraph-properties fo:line-height="115%" fo:text-align="center" style:justify-single-word="false"/>
      <style:text-properties style:font-name="DejaVu Serif" fo:font-weight="bold" officeooo:rsid="001c3d43" officeooo:paragraph-rsid="001c3d43" style:font-weight-asian="bold" style:font-weight-complex="bold"/>
    </style:style>
    <style:style style:name="P16" style:family="paragraph" style:parent-style-name="Table_20_Contents">
      <style:paragraph-properties fo:line-height="115%" fo:text-align="center" style:justify-single-word="false"/>
      <style:text-properties style:font-name="DejaVu Serif" officeooo:rsid="001c3d43" officeooo:paragraph-rsid="001c3d43"/>
    </style:style>
    <style:style style:name="P17" style:family="paragraph" style:parent-style-name="Heading_20_1">
      <style:paragraph-properties fo:line-height="115%" fo:text-align="start" style:justify-single-word="false"/>
      <style:text-properties style:font-name="DejaVu Serif" fo:font-size="13pt" style:font-size-asian="13pt" style:font-size-complex="13pt"/>
    </style:style>
    <style:style style:name="P18" style:family="paragraph" style:parent-style-name="Heading_20_1">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19" style:family="paragraph" style:parent-style-name="Default" style:list-style-name="L1">
      <style:paragraph-properties fo:margin-top="0in" fo:margin-bottom="0in" style:contextual-spacing="false" fo:line-height="115%"/>
      <style:text-properties style:font-name="DejaVu Serif" fo:language="en" fo:country="US" officeooo:rsid="001645bd" officeooo:paragraph-rsid="001645bd"/>
    </style:style>
    <style:style style:name="P20" style:family="paragraph" style:parent-style-name="Default" style:list-style-name="L2">
      <style:paragraph-properties fo:line-height="115%"/>
      <style:text-properties style:font-name="DejaVu Serif" fo:language="en" fo:country="US" officeooo:rsid="00176170" officeooo:paragraph-rsid="00176170"/>
    </style:style>
    <style:style style:name="P21" style:family="paragraph" style:parent-style-name="Standard" style:list-style-name="L8">
      <style:paragraph-properties fo:line-height="115%"/>
      <style:text-properties style:font-name="DejaVu Serif" officeooo:rsid="001f3ae0" officeooo:paragraph-rsid="001f3ae0"/>
    </style:style>
    <style:style style:name="P22" style:family="paragraph" style:parent-style-name="Standard">
      <style:paragraph-properties fo:line-height="115%"/>
      <style:text-properties style:font-name="DejaVu Serif" officeooo:rsid="001f3ae0" officeooo:paragraph-rsid="001f3ae0"/>
    </style:style>
    <style:style style:name="P23" style:family="paragraph" style:parent-style-name="Standard" style:list-style-name="L9">
      <style:paragraph-properties fo:line-height="115%"/>
      <style:text-properties style:font-name="DejaVu Serif" officeooo:rsid="001f3ae0" officeooo:paragraph-rsid="001f3ae0"/>
    </style:style>
    <style:style style:name="P24" style:family="paragraph" style:parent-style-name="Standard" style:list-style-name="L10">
      <style:paragraph-properties fo:line-height="115%"/>
      <style:text-properties style:font-name="DejaVu Serif" officeooo:rsid="001f3ae0" officeooo:paragraph-rsid="001f3ae0"/>
    </style:style>
    <style:style style:name="P25" style:family="paragraph" style:parent-style-name="Standard">
      <style:paragraph-properties fo:line-height="115%"/>
      <style:text-properties style:font-name="DejaVu Serif" officeooo:paragraph-rsid="001c3d43"/>
    </style:style>
    <style:style style:name="P26" style:family="paragraph" style:parent-style-name="Standard" style:list-style-name="L11">
      <style:paragraph-properties fo:line-height="115%"/>
      <style:text-properties style:font-name="DejaVu Serif" officeooo:rsid="00217fec" officeooo:paragraph-rsid="00217fec"/>
    </style:style>
    <style:style style:name="P27" style:family="paragraph" style:parent-style-name="Standard">
      <style:paragraph-properties fo:line-height="115%"/>
      <style:text-properties style:font-name="DejaVu Serif" officeooo:rsid="00217fec" officeooo:paragraph-rsid="00217fec"/>
    </style:style>
    <style:style style:name="P28" style:family="paragraph" style:parent-style-name="Standard" style:list-style-name="L12">
      <style:paragraph-properties fo:line-height="115%"/>
      <style:text-properties style:font-name="DejaVu Serif" officeooo:rsid="0023c6bc" officeooo:paragraph-rsid="0023c6bc"/>
    </style:style>
    <style:style style:name="P29" style:family="paragraph" style:parent-style-name="Standard">
      <style:paragraph-properties fo:line-height="115%"/>
      <style:text-properties style:font-name="DejaVu Serif" officeooo:rsid="0023c6bc" officeooo:paragraph-rsid="0023c6bc"/>
    </style:style>
    <style:style style:name="P30" style:family="paragraph" style:parent-style-name="Standard" style:list-style-name="L13">
      <style:paragraph-properties fo:line-height="115%"/>
      <style:text-properties style:font-name="DejaVu Serif" officeooo:rsid="0024326a" officeooo:paragraph-rsid="0024326a"/>
    </style:style>
    <style:style style:name="P31" style:family="paragraph" style:parent-style-name="Standard" style:list-style-name="L14">
      <style:paragraph-properties fo:line-height="115%"/>
      <style:text-properties style:font-name="DejaVu Serif" officeooo:rsid="0024326a" officeooo:paragraph-rsid="0024326a"/>
    </style:style>
    <style:style style:name="P32" style:family="paragraph" style:parent-style-name="Standard" style:list-style-name="L15">
      <style:paragraph-properties fo:line-height="115%"/>
      <style:text-properties style:font-name="DejaVu Serif" officeooo:rsid="0024326a" officeooo:paragraph-rsid="0024326a"/>
    </style:style>
    <style:style style:name="P33" style:family="paragraph" style:parent-style-name="Standard" style:list-style-name="L17">
      <style:paragraph-properties fo:line-height="115%"/>
      <style:text-properties style:font-name="DejaVu Serif" officeooo:rsid="0024326a" officeooo:paragraph-rsid="0024326a"/>
    </style:style>
    <style:style style:name="P34" style:family="paragraph" style:parent-style-name="Text_20_body" style:list-style-name="L3">
      <style:paragraph-properties fo:line-height="115%" fo:text-align="start" style:justify-single-word="false"/>
      <style:text-properties style:font-name="DejaVu Serif" fo:font-size="13pt" officeooo:rsid="00176170" officeooo:paragraph-rsid="00176170" style:font-size-asian="13pt" style:font-size-complex="13pt"/>
    </style:style>
    <style:style style:name="P35" style:family="paragraph" style:parent-style-name="Text_20_body">
      <style:paragraph-properties fo:line-height="115%" fo:text-align="start" style:justify-single-word="false"/>
      <style:text-properties style:font-name="DejaVu Serif" fo:font-size="13pt" officeooo:rsid="00176170" officeooo:paragraph-rsid="00176170" style:font-size-asian="13pt" style:font-size-complex="13pt"/>
    </style:style>
    <style:style style:name="P36" style:family="paragraph" style:parent-style-name="Text_20_body">
      <style:paragraph-properties fo:line-height="115%" fo:text-align="start" style:justify-single-word="false"/>
      <style:text-properties style:font-name="DejaVu Serif" fo:font-size="13pt" style:font-size-asian="13pt" style:font-size-complex="13pt"/>
    </style:style>
    <style:style style:name="P37" style:family="paragraph" style:parent-style-name="Text_20_body">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38" style:family="paragraph" style:parent-style-name="Text_20_body">
      <style:paragraph-properties fo:line-height="115%" fo:text-align="start" style:justify-single-word="false"/>
      <style:text-properties style:font-name="DejaVu Serif" fo:font-size="11pt" fo:font-weight="bold" officeooo:rsid="001c3d43" officeooo:paragraph-rsid="001c3d43" style:font-size-asian="11pt" style:font-weight-asian="bold" style:font-size-complex="11pt" style:font-weight-complex="bold"/>
    </style:style>
    <style:style style:name="P39" style:family="paragraph" style:parent-style-name="Text_20_body" style:list-style-name="L5">
      <style:paragraph-properties fo:line-height="115%" fo:text-align="start" style:justify-single-word="false"/>
      <style:text-properties fo:color="#000000" loext:opacity="100%" style:font-name="DejaVu Serif" fo:font-size="13pt" fo:language="en" fo:country="US" officeooo:rsid="0017df73" officeooo:paragraph-rsid="0017df73" style:font-size-asian="13pt" style:font-name-complex="Times New Roman" style:font-size-complex="13pt"/>
    </style:style>
    <style:style style:name="P40" style:family="paragraph" style:parent-style-name="Text_20_body">
      <style:paragraph-properties fo:line-height="115%" fo:text-align="start" style:justify-single-word="false"/>
      <style:text-properties fo:color="#000000" loext:opacity="100%" style:font-name="DejaVu Serif" fo:font-size="13pt" fo:language="en" fo:country="US" officeooo:rsid="0017df73" officeooo:paragraph-rsid="0017df73" style:font-size-asian="13pt" style:font-name-complex="Times New Roman" style:font-size-complex="13pt"/>
    </style:style>
    <style:style style:name="P41" style:family="paragraph" style:parent-style-name="Text_20_body">
      <style:paragraph-properties fo:line-height="115%"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42" style:family="paragraph" style:parent-style-name="Text_20_body" style:list-style-name="L6">
      <style:paragraph-properties fo:line-height="115%"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43" style:family="paragraph" style:parent-style-name="Text_20_body" style:list-style-name="L7">
      <style:paragraph-properties fo:line-height="115%" fo:text-align="start" style:justify-single-word="false"/>
      <style:text-properties fo:color="#000000" loext:opacity="100%" style:font-name="DejaVu Serif" fo:font-size="13pt" fo:language="en" fo:country="US" officeooo:rsid="001c3d43" officeooo:paragraph-rsid="001c3d43" style:font-size-asian="13pt" style:font-name-complex="Times New Roman" style:font-size-complex="13pt"/>
    </style:style>
    <style:style style:name="P44" style:family="paragraph" style:parent-style-name="Text_20_body" style:list-style-name="L4">
      <style:paragraph-properties fo:line-height="115%"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P45" style:family="paragraph" style:parent-style-name="Text_20_body">
      <style:paragraph-properties fo:line-height="115%" fo:text-align="start" style:justify-single-word="false"/>
      <style:text-properties fo:color="#000000" loext:opacity="100%" style:font-name="DejaVu Serif" fo:font-size="13pt" fo:language="en" fo:country="US" officeooo:paragraph-rsid="00176170" style:font-size-asian="13pt" style:font-name-complex="Times New Roman" style:font-size-complex="13pt"/>
    </style:style>
    <style:style style:name="T1" style:family="text">
      <style:text-properties fo:language="en" fo:country="US"/>
    </style:style>
    <style:style style:name="T2" style:family="text">
      <style:text-properties fo:language="en" fo:country="US" officeooo:rsid="001645bd"/>
    </style:style>
    <style:style style:name="T3" style:family="text">
      <style:text-properties officeooo:rsid="0024326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 security – basic attacks </text:h>
      <text:h text:style-name="P2" text:outline-level="1">Lab Report 1</text:h>
      <text:p text:style-name="P12">Information Systems Security course (01TYM, 02KRQ)</text:p>
      <text:h text:style-name="P5" text:outline-level="2">prepared by: </text:h>
      <text:h text:style-name="P10" text:outline-level="2"><text:span text:style-name="T2">Anuar Elio Magliari</text:span><text:span text:style-name="T1"> (</text:span><text:span text:style-name="T2">s317033</text:span><text:span text:style-name="T1">@</text:span><text:span text:style-name="T2">studenti.</text:span><text:span text:style-name="T1">polito.it) <text:s/></text:span></text:h>
      <text:h text:style-name="P11" text:outline-level="2"><text:span text:style-name="T2">George Florin Eftime</text:span><text:span text:style-name="T1"> (</text:span><text:span text:style-name="T2">s303483</text:span><text:span text:style-name="T1">@</text:span><text:span text:style-name="T2">studenti.</text:span><text:span text:style-name="T1">polito.it) </text:span></text:h>
      <text:h text:style-name="P10" text:outline-level="2">AleKos Interrante Bonadia (s319849@studenti.polito.it)</text:h>
      <text:p text:style-name="P13"><text:s/></text:p>
      <text:h text:style-name="P9" text:outline-level="1">Section 1.1 : Network Scanning</text:h>
      <text:p text:style-name="P3">How can this be done in practice? Which is the most common method used to determine whether a certain host is reachable?</text:p>
      <text:list text:style-name="L1">
        <text:list-item>
          <text:p text:style-name="P19">The most common method used to verify if a certain host is reachable is using PING which use ICMP protocol. In other words, it communicates with the destination (the address ip destination must be specified) sending ICMP packets where him can reply to them.</text:p>
        </text:list-item>
      </text:list>
      <text:p text:style-name="P3"/>
      <text:p text:style-name="P6">APPLICARE FOTO HOST NON RAGGIUNGIBILE</text:p>
      <text:p text:style-name="P7">APPLICARE FOTO HOST RAGGIUNGIBILE</text:p>
      <text:p text:style-name="P7"/>
      <text:p text:style-name="P4">Why (in general) it is not recommended to perform network scanning inside a monitored network?</text:p>
      <text:list text:style-name="L2">
        <text:list-item>
          <text:p text:style-name="P20">In general, performing network scanning inside a monitored network is not recommended because you can be revealed from the detecter.</text:p>
        </text:list-item>
      </text:list>
      <text:p text:style-name="P8"/>
      <text:h text:style-name="P9" text:outline-level="1">Exercise 1</text:h>
      <text:p text:style-name="P8">FOTO </text:p>
      <text:p text:style-name="P8"/>
      <text:h text:style-name="P9" text:outline-level="1">Exercise 2</text:h>
      <text:p text:style-name="P36">Do you manage to discover which services have been activated by the victim (Alice)?</text:p>
      <text:list text:style-name="L3">
        <text:list-item>
          <text:p text:style-name="P34">Yes, we are able to discover which services have been activated.</text:p>
        </text:list-item>
        <text:list-item>
          <text:p text:style-name="P34"><text:soft-page-break/>FOTO</text:p>
        </text:list-item>
      </text:list>
      <text:p text:style-name="P35">Why is it useful to avoid pinging the host (the option -Pn)?</text:p>
      <text:list text:style-name="L4">
        <text:list-item>
          <text:p text:style-name="P44">It is useful to avoid using ping during a port scanning of a host because this can trigger suspicious activity by the host, thus risking being blocked.</text:p>
        </text:list-item>
      </text:list>
      <text:p text:style-name="P45"/>
      <text:h text:style-name="P9" text:outline-level="1">Exercise 3</text:h>
      <text:p text:style-name="P45">Have you encountered problems? How do you think they can be solved?</text:p>
      <text:list text:style-name="L5">
        <text:list-item>
          <text:p text:style-name="P39">No, we haven’t! In this case we see two different available service opened each other in the relative port.</text:p>
        </text:list-item>
        <text:list-item>
          <text:p text:style-name="P39">FOTO</text:p>
        </text:list-item>
      </text:list>
      <text:p text:style-name="P40"/>
      <text:h text:style-name="P9" text:outline-level="1">Exercise 4</text:h>
      <text:p text:style-name="P41">Why is it recommended to use the flag -sV rather than the option -A ?</text:p>
      <text:list text:style-name="L6">
        <text:list-item>
          <text:p text:style-name="P42"/>
        </text:list-item>
      </text:list>
      <text:p text:style-name="P41">In your opinion, which techniques and security tools can be used to defend against the security attacks presented above?</text:p>
      <text:list text:style-name="L7">
        <text:list-item>
          <text:p text:style-name="P43"/>
        </text:list-item>
      </text:list>
      <text:h text:style-name="P18" text:outline-level="1">Exercise 5</text:h>
      <text:p text:style-name="P38">Before the attack</text:p>
      <table:table table:name="Table1" table:style-name="Table1">
        <table:table-column table:style-name="Table1.A" table:number-columns-repeated="3"/>
        <table:table-row>
          <table:table-cell table:style-name="Table1.A1" office:value-type="string">
            <text:p text:style-name="P15">Role</text:p>
          </table:table-cell>
          <table:table-cell table:style-name="Table1.A1" office:value-type="string">
            <text:p text:style-name="P15">IP Address</text:p>
          </table:table-cell>
          <table:table-cell table:style-name="Table1.A1" office:value-type="string">
            <text:p text:style-name="P15">MAC Address</text:p>
          </table:table-cell>
        </table:table-row>
        <table:table-row>
          <table:table-cell table:style-name="Table1.A1" office:value-type="string">
            <text:p text:style-name="P16">Alice</text:p>
          </table:table-cell>
          <table:table-cell table:style-name="Table1.A1" office:value-type="string">
            <text:p text:style-name="P16">192.168.1.58/24</text:p>
          </table:table-cell>
          <table:table-cell table:style-name="Table1.A1" office:value-type="string">
            <text:p text:style-name="P16">a8:a1:59:1f:12:cb</text:p>
          </table:table-cell>
        </table:table-row>
        <table:table-row>
          <table:table-cell table:style-name="Table1.A1" office:value-type="string">
            <text:p text:style-name="P16">Bob</text:p>
          </table:table-cell>
          <table:table-cell table:style-name="Table1.A1" office:value-type="string">
            <text:p text:style-name="P16">192.168.1.60/24</text:p>
          </table:table-cell>
          <table:table-cell table:style-name="Table1.A1" office:value-type="string">
            <text:p text:style-name="P16">a8:a1:59:1f:cf:f7</text:p>
          </table:table-cell>
        </table:table-row>
        <table:table-row>
          <table:table-cell table:style-name="Table1.A1" office:value-type="string">
            <text:p text:style-name="P16">Chunk</text:p>
          </table:table-cell>
          <table:table-cell table:style-name="Table1.A1" office:value-type="string">
            <text:p text:style-name="P16">192.168.1.59/24</text:p>
          </table:table-cell>
          <table:table-cell table:style-name="Table1.A1" office:value-type="string">
            <text:p text:style-name="P16">a8:a1:59:1f:12:df</text:p>
          </table:table-cell>
        </table:table-row>
      </table:table>
      <text:p text:style-name="P37"/>
      <text:p text:style-name="P38">After the attack</text:p>
      <table:table table:name="Table2" table:style-name="Table2">
        <table:table-column table:style-name="Table2.A" table:number-columns-repeated="3"/>
        <table:table-row>
          <table:table-cell table:style-name="Table2.A1" office:value-type="string">
            <text:p text:style-name="P15">Role</text:p>
          </table:table-cell>
          <table:table-cell table:style-name="Table2.A1" office:value-type="string">
            <text:p text:style-name="P15">IP Address</text:p>
          </table:table-cell>
          <table:table-cell table:style-name="Table2.A1" office:value-type="string">
            <text:p text:style-name="P15">MAC Address</text:p>
          </table:table-cell>
        </table:table-row>
        <table:table-row>
          <table:table-cell table:style-name="Table2.A1" office:value-type="string">
            <text:p text:style-name="P16">Alice</text:p>
          </table:table-cell>
          <table:table-cell table:style-name="Table2.A1" office:value-type="string">
            <text:p text:style-name="P16">192.168.1.58/24</text:p>
          </table:table-cell>
          <table:table-cell table:style-name="Table2.A1" office:value-type="string">
            <text:p text:style-name="P16">a8:a1:59:1f:12:cb</text:p>
          </table:table-cell>
        </table:table-row>
        <text:soft-page-break/>
        <table:table-row>
          <table:table-cell table:style-name="Table2.A1" office:value-type="string">
            <text:p text:style-name="P16">Bob</text:p>
          </table:table-cell>
          <table:table-cell table:style-name="Table2.A1" office:value-type="string">
            <text:p text:style-name="P16">192.168.1.60/24</text:p>
          </table:table-cell>
          <table:table-cell table:style-name="Table2.A1" office:value-type="string">
            <text:p text:style-name="P16">a8:a1:59:1f:12:df</text:p>
          </table:table-cell>
        </table:table-row>
        <table:table-row>
          <table:table-cell table:style-name="Table2.A1" office:value-type="string">
            <text:p text:style-name="P16">Chunk</text:p>
          </table:table-cell>
          <table:table-cell table:style-name="Table2.A1" office:value-type="string">
            <text:p text:style-name="P16">192.168.1.59/24</text:p>
          </table:table-cell>
          <table:table-cell table:style-name="Table2.A1" office:value-type="string">
            <text:p text:style-name="P16">a8:a1:59:1f:12:df</text:p>
          </table:table-cell>
        </table:table-row>
      </table:table>
      <text:p text:style-name="P25"/>
      <text:p text:style-name="P25">What kind of network traffic was able to capture Chuck before the attack?</text:p>
      <text:list text:style-name="L8">
        <text:list-item>
          <text:p text:style-name="P21">Before the attack, Chunk was only able to capture the broadcast messages but not the direct comunication.</text:p>
        </text:list-item>
      </text:list>
      <text:p text:style-name="P22">What type of network traffic is able to sniff Chuck after the attack?</text:p>
      <text:list text:style-name="L9">
        <text:list-item>
          <text:p text:style-name="P23">After the attack, due to the table modified he was able to sniff all messages between Alice and Bob.</text:p>
        </text:list-item>
      </text:list>
      <text:p text:style-name="P22">Can you figure out from the captured network traffic how the attack works?</text:p>
      <text:list text:style-name="L10">
        <text:list-item>
          <text:p text:style-name="P24">Simply put, when Chuck sends the Ettercap command, it modifies the ARP table of Alice and Bob so that each of their IP addresses corresponds to Chuck's MAC address. Consequently, every message between Alice and Bob passes through Chuck, and he acts as a router forwarding the messages.</text:p>
        </text:list-item>
      </text:list>
      <text:p text:style-name="P22">What happened to the ARP tables of Alice, Bob and Chuck? Check out.</text:p>
      <text:list text:style-name="L11">
        <text:list-item>
          <text:p text:style-name="P26">The ARP tables of Alice and Bob are modified with the correct IP addresses, but the MAC address corresponds to Chuck's MAC address. Meanwhile, Chuck's ARP table remains unchanged.</text:p>
        </text:list-item>
      </text:list>
      <text:p text:style-name="P27">Take a look at the Figure ?? and try to respond to this question (where ? can be a hub, a switch, a router or even Internet): when is it possible to make a man-in-the-middle attack with ARP poisoning and which are its effects?</text:p>
      <text:list text:style-name="L12">
        <text:list-item>
          <text:p text:style-name="P28">The man-in-the-middle attack with ARP poisoning is only possible on a LAN due to the nature of ARP. However, its effects can compromise the security of the network. For example, an attacker within the network can carry out attacks such as DoS, MITM, sniffing, reply attacks, and others, thereby undermining repudiation, integrity, confidentiality, and availability.</text:p>
        </text:list-item>
      </text:list>
      <text:p text:style-name="P29">Optionally, try to identify a possible countermeasure to this security attack</text:p>
      <text:list text:style-name="L13">
        <text:list-item>
          <text:p text:style-name="P30">One possible countermeasure can be the use of an authentication/non-repudiation method involving RSA keys between the two parties, encrypting all messages with their respective private keys. This will ensure that the message was indeed sent by the legitimate sender.</text:p>
        </text:list-item>
      </text:list>
      <text:p text:style-name="P29">What happened?</text:p>
      <text:list text:style-name="L14">
        <text:list-item>
          <text:p text:style-name="P31">Bob will send the messages to the real MAC address of Alice.</text:p>
        </text:list-item>
      </text:list>
      <text:p text:style-name="P29">What Chuck did at point 1?</text:p>
      <text:list text:style-name="L15">
        <text:list-item>
          <text:p text:style-name="P32"><text:soft-page-break/>Chuck modifies the ARP poisoning delay; consequently, Chuck will re-modify the victims' ARP tables every 1000 seconds, making the attacks more effective</text:p>
        </text:list-item>
      </text:list>
      <text:p text:style-name="P29">What is the meaning of the variable arp poison delay? Prove again the exercise by setting the variable to 1 or to the default value, 10</text:p>
      <text:list text:style-name="L17">
        <text:list-item>
          <text:p text:style-name="P33">For instance, if it is set to 1, the attacker will not be stealthy enough to avoid detection by potential detectors within the networ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Times New Roman'" style:font-family-generic-asian="roman" style:font-pitch-asian="variable" style:font-size-asian="11pt"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 style:family="paragraph">
      <style:paragraph-properties fo:orphans="0" fo:widows="0" style:text-autospace="none" style:writing-mode="lr-tb"/>
      <style:text-properties fo:color="#000000" loext:opacity="100%" style:font-name="Nimbus Rom No 9 L" fo:font-family="'Nimbus Rom No 9 L', 'Nimbus Rom'" fo:font-size="12pt" fo:language="it" fo:country="IT" style:font-name-asian="Times New Roman" style:font-family-asian="'Times New Roman', 'Times New Roman'" style:font-family-generic-asian="roman" style:font-pitch-asian="variable" style:font-size-asian="12pt" style:font-name-complex="Nimbus Rom No 9 L" style:font-family-complex="'Nimbus Rom No 9 L', 'Nimbus Rom'"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3z0" style:family="text">
      <style:text-properties style:font-name="Nimbus Rom No 9 L" fo:font-family="'Nimbus Rom No 9 L', 'Nimbus Rom'" style:font-name-asian="Times New Roman" style:font-family-asian="'Times New Roman', 'Times New Roman'" style:font-family-generic-asian="roman" style:font-pitch-asian="variable" style:font-name-complex="Nimbus Rom No 9 L" style:font-family-complex="'Nimbus Rom No 9 L', 'Nimbus Rom'"/>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1:16:00</meta:creation-date>
    <dc:date>2023-10-10T09:53:26.768413666</dc:date>
    <meta:editing-cycles>16</meta:editing-cycles>
    <meta:editing-duration>PT2H48M40S</meta:editing-duration>
    <meta:generator>LibreOffice/7.5.6.2$Linux_X86_64 LibreOffice_project/50$Build-2</meta:generator>
    <meta:document-statistic meta:table-count="2" meta:image-count="0" meta:object-count="0" meta:page-count="4" meta:paragraph-count="77" meta:word-count="742" meta:character-count="4477" meta:non-whitespace-character-count="3819"/>
  </office:meta>
</office:document-meta>
</file>